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Definition.checkMu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idgetDefinition.getFormDefini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WidgetDefinition.addValidator( WidgetValidator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idgetDefinition.make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setParent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Definition.generateDisplayData( String name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idgetDefinition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nerateDisplayData(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WidgetDefinitio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initializeFrom( WidgetDefinition defini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WidgetDefinition.addCreateListener( Cre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idgetDefinition.checkCompleten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idgetDefinition.setDisplayData( Map display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WidgetDefinition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widgetCreated( Widget wid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idgetDefinition.fireCreateEvent( Creat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idgetDefinition.setEnclosingLibrary( Library 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setAttributes( Map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idgetDefinition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idgetDefinition.validate( Widget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idgetDefiniti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idgetDefinition.setState( Widget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idgetDefinition.getEnclosingLibr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